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ve and Thoughts</text:p>
      <text:p text:style-name="P1">by Miyazawa Kenji</text:p>
      <text:p text:style-name="P1"/>
      <text:p text:style-name="P1">There, see*, behold.</text:p>
      <text:p text:style-name="P1">Across from here, damp with mist,</text:p>
      <text:p text:style-name="P1">is a small mushroom-shaped grove.</text:p>
      <text:p text:style-name="P1">To that place</text:p>
      <text:p text:style-name="P1">My thoughts</text:p>
      <text:p text:style-name="P1">quickly flow,</text:p>
      <text:p text:style-name="P1">all,</text:p>
      <text:p text:style-name="P1">melting together.</text:p>
      <text:p text:style-name="P1"><text:tab/>Here, there are many fuki flowers.</text:p>
      <text:p text:style-name="P1"/>
      <text:p text:style-name="P1"/>
      <text:p text:style-name="P1">*This is そら, which is rather old-fashioned feeling.</text:p>
      <text:p text:style-name="P1"/>
      <text:p text:style-name="P1">林と思想</text:p>
      <text:p text:style-name="P1">宮沢賢治</text:p>
      <text:p text:style-name="P1"/>
      <text:p text:style-name="P1">そら　ね　ごらん</text:p>
      <text:p text:style-name="P1">むかふに霧にぬれてゐる</text:p>
      <text:p text:style-name="P1">蕈のかたちのちひさな林があるだらう</text:p>
      <text:p text:style-name="P1">あすこのとこへ</text:p>
      <text:p text:style-name="P1">わたしのかんがへが</text:p>
      <text:p text:style-name="P1">ずゐぶんはやく流れて行つて</text:p>
      <text:p text:style-name="P1">みんな</text:p>
      <text:p text:style-name="P1">溶け込んでゐるのだよ</text:p>
      <text:p text:style-name="P1">　　こゝいらはふきの花でいつぱいだ</text:p>
      <text:p text:style-name="P1"/>
      <text:p text:style-name="P1">§</text:p>
      <text:p text:style-name="P1"/>
      <text:p text:style-name="P1">そら　ね　ごらん</text:p>
      <text:p text:style-name="P1">そら This is given in one dictionary as “Hey!”, “Look!” it indicates catching and directing someone’s attention. It also has a very old-fashioned feel to it.</text:p>
      <text:p text:style-name="P1">ね This is like “huh” or “right?”. Used to get someone’s attention.</text:p>
      <text:p text:style-name="P1">ごらん Polite “see” or “behold”.</text:p>
      <text:p text:style-name="P1">So somewhat like “Look (over there). Right? Behold.”</text:p>
      <text:p text:style-name="P1"/>
      <text:p text:style-name="P1">むかふに霧にぬれてゐる</text:p>
      <text:p text:style-name="P1">むかふ</text:p>
      <text:p text:style-name="P1">に Directional particle, here showing that the “むかふ” preceding it is where the speaker is talking about.</text:p>
      <text:p text:style-name="P1">霧 Fog, mist.</text:p>
      <text:p text:style-name="P1">ぬれてゐる To be wet, to be soggy or soaked. (Continuous tense.)</text:p>
      <text:p text:style-name="P1">“Over there, wet with mist.” (Basically.)</text:p>
      <text:p text:style-name="P1">蕈のかたちのちひさな林があるだらう</text:p>
      <text:p text:style-name="P1">蕈のかたち The shape of a mushroom, mushroom-shaped.</text:p>
      <text:p text:style-name="P1">ちひさな Small.</text:p>
      <text:p text:style-name="P1">林 Grove.</text:p>
      <text:p text:style-name="P1">が This would take too long to describe. A particle usually indicating the subject, very occasionally used like “の” to be possesive.</text:p>
      <text:p text:style-name="P1">ある Is.</text:p>
      <text:p text:style-name="P1">だらう This is like “right?”. It’s kind of seeking confirmation. Like the “can’t you?” in “You can see that grove, can’t you?”</text:p>
      <text:p text:style-name="P1">“There’s a small grove in the form of a mushroom, right?”</text:p>
      <text:p text:style-name="P1"/>
      <text:p text:style-name="P1">あすこのとこへ</text:p>
      <text:p text:style-name="P1">あすこ There (distant from speaker and listener).</text:p>
      <text:p text:style-name="P1">とこ Place.</text:p>
      <text:p text:style-name="P1">へ Another particle. It’s a bit like “to”, as in “to you”.</text:p>
      <text:p text:style-name="P1">“To that place.”</text:p>
      <text:p text:style-name="P1"/>
      <text:p text:style-name="P1">わたしのかんがへが</text:p>
      <text:p text:style-name="P1">わたしの “Me” with possesive “の”, so “my”.</text:p>
      <text:p text:style-name="P1">かんがへ Thoughts. Thinking (as a noun).</text:p>
      <text:p text:style-name="P1">“My thoughts.” (With “が” to show that the thoughts are doing the “flow”ing on the next line.)</text:p>
      <text:p text:style-name="P1"/>
      <text:p text:style-name="P1">ずゐぶんはやく流れて行つて</text:p>
      <text:p text:style-name="P1">ずゐぶん Pretty, fairly.</text:p>
      <text:p text:style-name="P1">はやく Quickly.</text:p>
      <text:p text:style-name="P1">流れて Flow (verb).</text:p>
      <text:p text:style-name="P1">行つて Go. (The “flow” and “go” are in conjunctive form, so the “go” simply gives extra direction to the “flow”.</text:p>
      <text:p text:style-name="P1">“Flow to pretty quickly.”</text:p>
      <text:p text:style-name="P1"/>
      <text:p text:style-name="P1">みんな</text:p>
      <text:p text:style-name="P1">みんな “All”. Often used for people, like “everyone”.</text:p>
      <text:p text:style-name="P1">“All.”</text:p>
      <text:p text:style-name="P1"/>
      <text:p text:style-name="P1">溶け込んでゐるのだよ</text:p>
      <text:p text:style-name="P1">溶け込んでゐる To melt into, to merge into.</text:p>
      <text:p text:style-name="P1">の Here not the possesive but used to give a slightly explanatory note.</text:p>
      <text:p text:style-name="P1">だよ The plain statement marker “だ” with “よ” for emphasis.</text:p>
      <text:p text:style-name="P1">“Mixing together/melting together.”</text:p>
      <text:p text:style-name="P1"/>
      <text:p text:style-name="P1">　　こゝいらはふきの花でいつぱいだ</text:p>
      <text:p text:style-name="P1">こゝいら Around here/there.</text:p>
      <text:p text:style-name="P1">は The topic marker particle. Again, too much to explain but it basically shows that this is what we’re talking about just now.</text:p>
      <text:p text:style-name="P1">ふきの花 Fuki flowers.</text:p>
      <text:p text:style-name="P1"><text:soft-page-break/>で Particle that’s a bit like “with” or “due to” or “via”.</text:p>
      <text:p text:style-name="P1">いつぱい Many.</text:p>
      <text:p text:style-name="P1">“This place is full/many with fuki flowers.”</text:p>
      <text:p text:style-name="P1"/>
      <text:p text:style-name="P1">{See, there, behold}?</text:p>
      <text:p text:style-name="P1"/>
      <text:p text:style-name="P1">Too liberal a translation?</text:p>
      <text:p text:style-name="P1">{There’s a grove over there,</text:p>
      <text:p text:style-name="P1">shaped like a mushroom, damp with mist.}</text:p>
      <text:p text:style-name="P1"/>
      <text:p text:style-name="P1">{Over there, soaked in mist,</text:p>
      <text:p text:style-name="P1">a small mushroom-shaped grov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44:21</dc:date>
    <meta:editing-duration>PT1H11M22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2" meta:paragraph-count="79" meta:word-count="543" meta:character-count="2548" meta:non-whitespace-character-count="2193"/>
  </office:meta>
</office:document-meta>
</file>